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Obj.notifyObjectBuil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.addElement( Document doc , Elem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bj.processNode( String elementName , Locator locator , Attributes attlist , PropertyList 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.getDOM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.XMLObj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.getIntrinsic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.createBasic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Obj.getDimension( Point2D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.buildTopLevel( Document doc , Element svg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.characters( char [ ] data , int start , int length , PropertyList pList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.addChildNode( FONode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bj.setAttributes( Element element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